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Times New Roman'" svg:font-family="''Times New Roman''"/>
    <style:font-face style:name="Calibri" svg:font-family="Calibri"/>
    <style:font-face style:name="Cambria" svg:font-family="Cambria"/>
    <style:font-face style:name="Times New Roman" svg:font-family="'Times New Roman'"/>
    <style:font-face style:name="Times new roman" svg:font-family="'Times new roman'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101.99pt"/>
    </style:style>
    <style:style style:name="co2" style:family="table-column">
      <style:table-column-properties fo:break-before="auto" style:column-width="80.11pt"/>
    </style:style>
    <style:style style:name="co3" style:family="table-column">
      <style:table-column-properties fo:break-before="auto" style:column-width="131.24pt"/>
    </style:style>
    <style:style style:name="co4" style:family="table-column">
      <style:table-column-properties fo:break-before="auto" style:column-width="260.25pt"/>
    </style:style>
    <style:style style:name="co5" style:family="table-column">
      <style:table-column-properties fo:break-before="auto" style:column-width="265.49pt"/>
    </style:style>
    <style:style style:name="co6" style:family="table-column">
      <style:table-column-properties fo:break-before="auto" style:column-width="63.75pt"/>
    </style:style>
    <style:style style:name="co8" style:family="table-column">
      <style:table-column-properties fo:break-before="auto" style:column-width="60.75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144.74pt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6.84pt" fo:break-before="auto" style:use-optimal-row-height="tru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39.54pt" fo:break-before="auto" style:use-optimal-row-height="true"/>
    </style:style>
    <style:style style:name="ro9" style:family="table-row">
      <style:table-row-properties style:row-height="19.7pt" fo:break-before="auto" style:use-optimal-row-height="true"/>
    </style:style>
    <style:style style:name="ro10" style:family="table-row">
      <style:table-row-properties style:row-height="29.25pt" fo:break-before="auto" style:use-optimal-row-height="false"/>
    </style:style>
    <style:style style:name="ro11" style:family="table-row">
      <style:table-row-properties style:row-height="50.26pt" fo:break-before="auto" style:use-optimal-row-height="false"/>
    </style:style>
    <style:style style:name="ro12" style:family="table-row">
      <style:table-row-properties style:row-height="15.76pt" fo:break-before="auto" style:use-optimal-row-height="false"/>
    </style:style>
    <style:style style:name="ta4" style:family="table" style:master-page-name="PageStyle_5f_Page_5f_5">
      <style:table-properties table:display="true" style:writing-mode="lr-tb"/>
    </style:style>
    <style:style style:name="ta5" style:family="table" style:master-page-name="PageStyle_5f_Page_5f_6">
      <style:table-properties table:display="true" style:writing-mode="lr-tb"/>
    </style:style>
    <style:style style:name="ta6" style:family="table" style:master-page-name="PageStyle_5f_Page_5f_7">
      <style:table-properties table:display="true" style:writing-mode="lr-tb"/>
    </style:style>
    <style:style style:name="ta7" style:family="table" style:master-page-name="PageStyle_5f_Page_5f_8">
      <style:table-properties table:display="true" style:writing-mode="lr-tb"/>
    </style:style>
    <style:style style:name="ta8" style:family="table" style:master-page-name="PageStyle_5f_Page_5f_2">
      <style:table-properties table:display="true" style:writing-mode="lr-tb"/>
    </style:style>
    <style:style style:name="ta9" style:family="table" style:master-page-name="PageStyle_5f_Page_5f_3">
      <style:table-properties table:display="true" style:writing-mode="lr-tb"/>
    </style:style>
    <style:style style:name="ta10" style:family="table" style:master-page-name="PageStyle_5f_Page_5f_4">
      <style:table-properties table:display="true" style:writing-mode="lr-tb"/>
    </style:style>
    <style:style style:name="ce1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8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9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0.74pt solid #000000" fo:background-color="#eaf1d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8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10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6" style:family="table-cell" style:parent-style-name="Default">
      <style:table-cell-properties fo:background-color="#c2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0128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>
      <style:table-cell-properties fo:background-color="#0f243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fo:background-color="#548d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fo:background-color="#7692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 style:data-style-name="N126">
      <style:table-cell-properties fo:border-bottom="0.74pt solid #000000" fo:background-color="#548dd4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26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 style:data-style-name="N126">
      <style:table-cell-properties fo:border-bottom="0.74pt solid #000000" fo:background-color="#76923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 style:data-style-name="N126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9" style:family="table-cell" style:parent-style-name="Default" style:data-style-name="N126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Default" style:data-style-name="N10128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eaf1d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0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10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Times New Roman" fo:font-size="12pt" style:text-underline-style="none" style:text-underline-color="font-color" style:text-line-through-type="none" style:text-outline="false" fo:text-shadow="none" style:text-position="0% 100%" style:font-size-asian="12pt" style:font-size-complex="12pt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4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ge_2" table:style-name="ta8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number-columns-repeated="20" table:default-cell-style-name="Default"/>
        <table:table-column table:style-name="co7" table:number-columns-repeated="998" table:default-cell-style-name="Default"/>
        <table:table-row table:style-name="ro10">
          <table:table-cell table:style-name="ce1" table:number-columns-repeated="4"/>
          <table:table-cell table:style-name="ce7" table:number-columns-repeated="22"/>
          <table:table-cell table:number-columns-repeated="998"/>
        </table:table-row>
        <table:table-row table:style-name="ro10">
          <table:table-cell table:style-name="ce53" office:value-type="string" calcext:value-type="string" table:number-columns-spanned="4" table:number-rows-spanned="1">
            <text:p>2.Agile User Story Template</text:p>
          </table:table-cell>
          <table:covered-table-cell table:number-columns-repeated="3" table:style-name="ce60"/>
          <table:table-cell table:style-name="ce7" table:number-columns-repeated="22"/>
          <table:table-cell table:number-columns-repeated="998"/>
        </table:table-row>
        <table:table-row table:style-name="ro10">
          <table:table-cell table:style-name="ce3" office:value-type="string" calcext:value-type="string">
            <text:p>Version: 1.0</text:p>
          </table:table-cell>
          <table:table-cell table:style-name="ce1" table:number-columns-repeated="2"/>
          <table:table-cell table:style-name="ce3" office:value-type="string" calcext:value-type="string">
            <text:p>Date: 07-09-2018</text:p>
          </table:table-cell>
          <table:table-cell table:style-name="ce7" table:number-columns-repeated="22"/>
          <table:table-cell table:number-columns-repeated="998"/>
        </table:table-row>
        <table:table-row table:style-name="ro10">
          <table:table-cell table:style-name="ce1" table:number-columns-repeated="4"/>
          <table:table-cell table:style-name="ce7" table:number-columns-repeated="22"/>
          <table:table-cell table:number-columns-repeated="998"/>
        </table:table-row>
        <table:table-row table:style-name="ro10">
          <table:table-cell table:style-name="ce176" office:value-type="string" calcext:value-type="string">
            <text:p>User Story ID</text:p>
          </table:table-cell>
          <table:table-cell table:style-name="ce9" office:value-type="string" calcext:value-type="string">
            <text:p><text:span text:style-name="T1">As a</text:span><text:span text:style-name="T2"> &lt;type of user&gt;</text:span></text:p>
          </table:table-cell>
          <table:table-cell table:style-name="ce9" office:value-type="string" calcext:value-type="string">
            <text:p><text:span text:style-name="T1">I want to </text:span><text:span text:style-name="T2">&lt;perform some task&gt;</text:span></text:p>
          </table:table-cell>
          <table:table-cell table:style-name="ce12" office:value-type="string" calcext:value-type="string">
            <text:p>so that <text:span text:style-name="T3">&lt;achieve some goal&gt;</text:span></text:p>
          </table:table-cell>
          <table:table-cell table:style-name="ce7" table:number-columns-repeated="22"/>
          <table:table-cell table:number-columns-repeated="998"/>
        </table:table-row>
        <table:table-row table:style-name="ro10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admin</text:p>
          </table:table-cell>
          <table:table-cell table:style-name="ce10" office:value-type="string" calcext:value-type="string">
            <text:p>Shutdown all computers on the network remotely</text:p>
          </table:table-cell>
          <table:table-cell table:style-name="ce13" office:value-type="string" calcext:value-type="string">
            <text:p>Computers can be turned off without physically going to each machine</text:p>
          </table:table-cell>
          <table:table-cell table:style-name="ce7" table:number-columns-repeated="22"/>
          <table:table-cell table:number-columns-repeated="998"/>
        </table:table-row>
        <table:table-row table:style-name="ro10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admin</text:p>
          </table:table-cell>
          <table:table-cell table:style-name="ce10" office:value-type="string" calcext:value-type="string">
            <text:p>Execute script remotely on the machine</text:p>
          </table:table-cell>
          <table:table-cell table:style-name="ce13" office:value-type="string" calcext:value-type="string">
            <text:p>Administrative tasks such as software installation can be done on all machines on the network at once</text:p>
          </table:table-cell>
          <table:table-cell table:style-name="ce7" table:number-columns-repeated="22"/>
          <table:table-cell table:number-columns-repeated="998"/>
        </table:table-row>
        <table:table-row table:style-name="ro10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admin</text:p>
          </table:table-cell>
          <table:table-cell table:style-name="ce10" office:value-type="string" calcext:value-type="string">
            <text:p>Copy files to remote machines</text:p>
          </table:table-cell>
          <table:table-cell table:style-name="ce13" office:value-type="string" calcext:value-type="string">
            <text:p>Files can be copied to all machines on the network without user intervention</text:p>
          </table:table-cell>
          <table:table-cell table:style-name="ce7" table:number-columns-repeated="22"/>
          <table:table-cell table:number-columns-repeated="998"/>
        </table:table-row>
        <table:table-row table:style-name="ro10">
          <table:table-cell table:style-name="ce17" table:number-columns-repeated="3"/>
          <table:table-cell table:style-name="ce25"/>
          <table:table-cell table:style-name="ce7" table:number-columns-repeated="22"/>
          <table:table-cell table:number-columns-repeated="998"/>
        </table:table-row>
        <table:table-row table:style-name="ro10">
          <table:table-cell table:style-name="ce17" table:number-columns-repeated="4"/>
          <table:table-cell table:style-name="ce7" table:number-columns-repeated="22"/>
          <table:table-cell table:number-columns-repeated="998"/>
        </table:table-row>
        <table:table-row table:style-name="ro10">
          <table:table-cell table:style-name="ce17" table:number-columns-repeated="2"/>
          <table:table-cell table:style-name="ce11" office:value-type="string" calcext:value-type="string">
            <text:p>Approval by Guide</text:p>
          </table:table-cell>
          <table:table-cell table:style-name="ce17"/>
          <table:table-cell table:style-name="ce7" table:number-columns-repeated="22"/>
          <table:table-cell table:number-columns-repeated="998"/>
        </table:table-row>
        <table:table-row table:style-name="ro10">
          <table:table-cell table:style-name="ce17" table:number-columns-repeated="4"/>
          <table:table-cell table:style-name="ce7" table:number-columns-repeated="22"/>
          <table:table-cell table:number-columns-repeated="998"/>
        </table:table-row>
        <table:table-row table:style-name="ro10" table:number-rows-repeated="2">
          <table:table-cell table:style-name="ce7" table:number-columns-repeated="26"/>
          <table:table-cell table:number-columns-repeated="998"/>
        </table:table-row>
        <table:table-row table:style-name="ro10">
          <table:table-cell table:style-name="ce7" table:number-columns-repeated="2"/>
          <table:table-cell/>
          <table:table-cell table:style-name="ce11"/>
          <table:table-cell table:style-name="ce7" table:number-columns-repeated="22"/>
          <table:table-cell table:number-columns-repeated="998"/>
        </table:table-row>
        <table:table-row table:style-name="ro10">
          <table:table-cell table:style-name="ce7" table:number-columns-repeated="26"/>
          <table:table-cell table:number-columns-repeated="998"/>
        </table:table-row>
        <table:table-row table:style-name="ro10">
          <table:table-cell table:style-name="ce7" table:number-columns-repeated="2"/>
          <table:table-cell/>
          <table:table-cell table:style-name="ce7" table:number-columns-repeated="23"/>
          <table:table-cell table:number-columns-repeated="998"/>
        </table:table-row>
        <table:table-row table:style-name="ro10" table:number-rows-repeated="969">
          <table:table-cell table:style-name="ce7" table:number-columns-repeated="26"/>
          <table:table-cell table:number-columns-repeated="998"/>
        </table:table-row>
        <table:table-row table:style-name="ro10" table:number-rows-repeated="104758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age_3" table:style-name="ta9">
        <office:forms form:automatic-focus="false" form:apply-design-mode="false"/>
        <table:table-column table:style-name="co9" table:number-columns-repeated="1024" table:default-cell-style-name="Default"/>
        <table:table-row table:style-name="ro11">
          <table:table-cell table:style-name="ce187" office:value-type="string" calcext:value-type="string" table:number-columns-spanned="9" table:number-rows-spanned="1">
            <text:p>3. PRODUCT BACKLOG</text:p>
          </table:table-cell>
          <table:covered-table-cell table:number-columns-repeated="8"/>
          <table:table-cell table:number-columns-repeated="1015"/>
        </table:table-row>
        <table:table-row table:style-name="ro11">
          <table:table-cell table:style-name="ce70" table:number-columns-repeated="2"/>
          <table:table-cell table:style-name="ce70" office:value-type="string" calcext:value-type="string">
            <text:p>*To be planned <text:s/>before sprint starts </text:p>
          </table:table-cell>
          <table:table-cell table:style-name="ce70" table:number-columns-repeated="6"/>
          <table:table-cell table:number-columns-repeated="1015"/>
        </table:table-row>
        <table:table-row table:style-name="ro11">
          <table:table-cell table:style-name="ce71" office:value-type="string" calcext:value-type="string">
            <text:p>Version: 1.0</text:p>
          </table:table-cell>
          <table:table-cell table:style-name="ce70" table:number-columns-repeated="6"/>
          <table:table-cell table:style-name="ce3" office:value-type="string" calcext:value-type="string">
            <text:p>Date: 07-09-2018</text:p>
          </table:table-cell>
          <table:table-cell table:number-columns-repeated="1016"/>
        </table:table-row>
        <table:table-row table:style-name="ro11">
          <table:table-cell table:style-name="ce190" table:number-columns-repeated="9"/>
          <table:table-cell table:number-columns-repeated="1015"/>
        </table:table-row>
        <table:table-row table:style-name="ro11">
          <table:table-cell table:style-name="ce191" office:value-type="string" calcext:value-type="string">
            <text:p>User Story ID</text:p>
          </table:table-cell>
          <table:table-cell table:style-name="ce193" office:value-type="string" calcext:value-type="string">
            <text:p>Priority</text:p>
          </table:table-cell>
          <table:table-cell table:style-name="ce193" office:value-type="string" calcext:value-type="string">
            <text:p>Story Points</text:p>
          </table:table-cell>
          <table:table-cell table:style-name="ce193" office:value-type="string" calcext:value-type="string">
            <text:p>Size (Hours)</text:p>
          </table:table-cell>
          <table:table-cell table:style-name="ce193" office:value-type="string" calcext:value-type="string">
            <text:p>Total</text:p>
          </table:table-cell>
          <table:table-cell table:style-name="ce193" office:value-type="string" calcext:value-type="string">
            <text:p>Sprint &lt;#&gt; </text:p>
          </table:table-cell>
          <table:table-cell table:style-name="ce193" office:value-type="string" calcext:value-type="string">
            <text:p>Status</text:p>
          </table:table-cell>
          <table:table-cell table:style-name="ce193" office:value-type="string" calcext:value-type="string">
            <text:p>Release Date</text:p>
          </table:table-cell>
          <table:table-cell table:style-name="ce193" office:value-type="string" calcext:value-type="string">
            <text:p>Release Goal</text:p>
          </table:table-cell>
          <table:table-cell table:number-columns-repeated="1015"/>
        </table:table-row>
        <table:table-row table:style-name="ro11">
          <table:table-cell table:style-name="ce192" office:value-type="float" office:value="1" calcext:value-type="float">
            <text:p>1</text:p>
          </table:table-cell>
          <table:table-cell table:style-name="ce76" office:value-type="string" calcext:value-type="string">
            <text:p>High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8" calcext:value-type="float">
            <text:p>8</text:p>
          </table:table-cell>
          <table:table-cell table:style-name="ce76" table:formula="of:=[.D6]" office:value-type="float" office:value="8" calcext:value-type="float">
            <text:p>8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In Progress</text:p>
          </table:table-cell>
          <table:table-cell table:style-name="ce198" office:value-type="string" calcext:value-type="string">
            <text:p>20-09-2018</text:p>
          </table:table-cell>
          <table:table-cell table:style-name="ce76" office:value-type="string" calcext:value-type="string">
            <text:p>Shutdown computers on the network remotely</text:p>
          </table:table-cell>
          <table:table-cell table:number-columns-repeated="1015"/>
        </table:table-row>
        <table:table-row table:style-name="ro11">
          <table:table-cell table:style-name="ce192" office:value-type="float" office:value="2" calcext:value-type="float">
            <text:p>2</text:p>
          </table:table-cell>
          <table:table-cell table:style-name="ce76" office:value-type="string" calcext:value-type="string">
            <text:p>High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table:formula="of:=SUM([.D6:.D7])" office:value-type="float" office:value="12" calcext:value-type="float">
            <text:p>1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Planned</text:p>
          </table:table-cell>
          <table:table-cell table:style-name="ce76" office:value-type="string" calcext:value-type="string">
            <text:p>30-09-2018</text:p>
          </table:table-cell>
          <table:table-cell table:style-name="ce76" office:value-type="string" calcext:value-type="string">
            <text:p>Execute tasks on all machines at once</text:p>
          </table:table-cell>
          <table:table-cell table:number-columns-repeated="1015"/>
        </table:table-row>
        <table:table-row table:style-name="ro11">
          <table:table-cell table:style-name="ce192" office:value-type="float" office:value="3" calcext:value-type="float">
            <text:p>3</text:p>
          </table:table-cell>
          <table:table-cell table:style-name="ce76" office:value-type="string" calcext:value-type="string">
            <text:p>Medium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4" calcext:value-type="float">
            <text:p>4</text:p>
          </table:table-cell>
          <table:table-cell table:style-name="ce76" table:formula="of:=SUM([.D6:.D8])" office:value-type="float" office:value="16" calcext:value-type="float">
            <text:p>16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string" calcext:value-type="string">
            <text:p>Planned</text:p>
          </table:table-cell>
          <table:table-cell table:style-name="ce76" office:value-type="string" calcext:value-type="string">
            <text:p>10-10-2018</text:p>
          </table:table-cell>
          <table:table-cell table:style-name="ce13" office:value-type="string" calcext:value-type="string">
            <text:p>Copy files to all machines without 3<text:span text:style-name="T4">rd</text:span> party protocol</text:p>
          </table:table-cell>
          <table:table-cell table:number-columns-repeated="1015"/>
        </table:table-row>
        <table:table-row table:style-name="ro11" table:number-rows-repeated="2">
          <table:table-cell table:style-name="ce192"/>
          <table:table-cell table:style-name="ce76" table:number-columns-repeated="8"/>
          <table:table-cell table:number-columns-repeated="1015"/>
        </table:table-row>
        <table:table-row table:style-name="ro11">
          <table:table-cell table:style-name="ce70" table:number-columns-repeated="9"/>
          <table:table-cell table:number-columns-repeated="1015"/>
        </table:table-row>
        <table:table-row table:style-name="ro11">
          <table:table-cell table:style-name="ce70"/>
          <table:table-cell table:style-name="ce195" office:value-type="string" calcext:value-type="string">
            <text:p>* Story points out of 10 may be assigned based on priority</text:p>
          </table:table-cell>
          <table:table-cell table:style-name="ce78" table:number-columns-repeated="3"/>
          <table:table-cell table:style-name="ce70" table:number-columns-repeated="4"/>
          <table:table-cell table:number-columns-repeated="1015"/>
        </table:table-row>
        <table:table-row table:style-name="ro11">
          <table:table-cell table:style-name="ce70" table:number-columns-repeated="9"/>
          <table:table-cell table:number-columns-repeated="1015"/>
        </table:table-row>
        <table:table-row table:style-name="ro11">
          <table:table-cell table:style-name="ce70" table:number-columns-repeated="3"/>
          <table:table-cell table:style-name="ce195" office:value-type="string" calcext:value-type="string">
            <text:p>Approval by Product owner</text:p>
          </table:table-cell>
          <table:table-cell table:style-name="ce78"/>
          <table:table-cell table:style-name="ce70" table:number-columns-repeated="2"/>
          <table:table-cell table:style-name="ce195" office:value-type="string" calcext:value-type="string">
            <text:p>Approval by Guide</text:p>
          </table:table-cell>
          <table:table-cell table:style-name="ce70"/>
          <table:table-cell table:number-columns-repeated="1015"/>
        </table:table-row>
        <table:table-row table:style-name="ro11" table:number-rows-repeated="9">
          <table:table-cell table:style-name="ce70" table:number-columns-repeated="9"/>
          <table:table-cell table:number-columns-repeated="1015"/>
        </table:table-row>
        <table:table-row table:style-name="ro11" table:number-rows-repeated="104855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age_4" table:style-name="ta10">
        <office:forms form:automatic-focus="false" form:apply-design-mode="false"/>
        <table:table-column table:style-name="co10" table:number-columns-repeated="7" table:default-cell-style-name="Default"/>
        <table:table-column table:style-name="co8" table:number-columns-repeated="20" table:default-cell-style-name="Default"/>
        <table:table-column table:style-name="co7" table:number-columns-repeated="997" table:default-cell-style-name="Default"/>
        <table:table-row table:style-name="ro3">
          <table:table-cell table:style-name="ce199"/>
          <table:table-cell table:style-name="ce209" table:number-columns-repeated="21"/>
          <table:table-cell table:style-name="ce231" table:number-columns-repeated="4"/>
          <table:table-cell table:style-name="ce202"/>
          <table:table-cell table:number-columns-repeated="997"/>
        </table:table-row>
        <table:table-row table:style-name="ro3">
          <table:table-cell table:style-name="ce200"/>
          <table:table-cell table:style-name="ce53" office:value-type="string" calcext:value-type="string" table:number-columns-spanned="6" table:number-rows-spanned="1">
            <text:p>4.Agile Project Plan</text:p>
          </table:table-cell>
          <table:covered-table-cell table:number-columns-repeated="5" table:style-name="ce60"/>
          <table:table-cell table:style-name="ce209" table:number-columns-repeated="19"/>
          <table:table-cell table:style-name="ce202"/>
          <table:table-cell table:number-columns-repeated="997"/>
        </table:table-row>
        <table:table-row table:style-name="ro4">
          <table:table-cell table:style-name="ce199"/>
          <table:table-cell table:style-name="ce209"/>
          <table:table-cell table:style-name="ce70" office:value-type="string" calcext:value-type="string">
            <text:p>*To be planned <text:s/>before sprint starts </text:p>
          </table:table-cell>
          <table:table-cell table:style-name="ce209" table:number-columns-repeated="23"/>
          <table:table-cell table:style-name="ce202"/>
          <table:table-cell table:number-columns-repeated="997"/>
        </table:table-row>
        <table:table-row table:style-name="ro4">
          <table:table-cell table:style-name="ce201"/>
          <table:table-cell table:style-name="ce91" office:value-type="string" calcext:value-type="string">
            <text:p>Version: 1.0</text:p>
          </table:table-cell>
          <table:table-cell table:style-name="ce209" table:number-columns-repeated="3"/>
          <table:table-cell table:style-name="ce3" office:value-type="string" calcext:value-type="string">
            <text:p>Date: 07-09-2018</text:p>
          </table:table-cell>
          <table:table-cell table:style-name="ce60"/>
          <table:table-cell table:style-name="ce209" table:number-columns-repeated="19"/>
          <table:table-cell table:style-name="ce202"/>
          <table:table-cell table:number-columns-repeated="997"/>
        </table:table-row>
        <table:table-row table:style-name="ro4">
          <table:table-cell table:style-name="ce201"/>
          <table:table-cell table:style-name="ce91" office:value-type="string" calcext:value-type="string">
            <text:p>Overall Progress: 20%</text:p>
          </table:table-cell>
          <table:table-cell table:style-name="ce209" table:number-columns-repeated="3"/>
          <table:table-cell table:style-name="ce91"/>
          <table:table-cell table:style-name="ce209" table:number-columns-repeated="20"/>
          <table:table-cell table:style-name="ce231"/>
          <table:table-cell table:number-columns-repeated="997"/>
        </table:table-row>
        <table:table-row table:style-name="ro4">
          <table:table-cell table:style-name="ce202"/>
          <table:table-cell table:style-name="ce211"/>
          <table:table-cell table:style-name="ce218" table:number-columns-repeated="5"/>
          <table:table-cell table:style-name="ce209"/>
          <table:table-cell table:style-name="ce230"/>
          <table:table-cell table:style-name="ce209" table:number-columns-repeated="18"/>
          <table:table-cell table:number-columns-repeated="997"/>
        </table:table-row>
        <table:table-row table:style-name="ro5">
          <table:table-cell table:style-name="ce203" office:value-type="string" calcext:value-type="string">
            <text:p>User Story ID</text:p>
          </table:table-cell>
          <table:table-cell table:style-name="ce212" office:value-type="string" calcext:value-type="string">
            <text:p>Task Name</text:p>
          </table:table-cell>
          <table:table-cell table:style-name="ce219" office:value-type="string" calcext:value-type="string">
            <text:p>Responsible</text:p>
          </table:table-cell>
          <table:table-cell table:style-name="ce219" office:value-type="string" calcext:value-type="string">
            <text:p>Start date</text:p>
          </table:table-cell>
          <table:table-cell table:style-name="ce219" office:value-type="string" calcext:value-type="string">
            <text:p>End date</text:p>
          </table:table-cell>
          <table:table-cell table:style-name="ce219" office:value-type="string" calcext:value-type="string">
            <text:p>Days</text:p>
          </table:table-cell>
          <table:table-cell table:style-name="ce219" office:value-type="string" calcext:value-type="string">
            <text:p>Status (to be filled by Scrum Master)</text:p>
          </table:table-cell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4"/>
          <table:table-cell table:style-name="ce213" office:value-type="string" calcext:value-type="string">
            <text:p>Sprint 1</text:p>
          </table:table-cell>
          <table:table-cell table:style-name="ce220" office:value-type="string" calcext:value-type="string">
            <text:p>Aswin Babu K</text:p>
          </table:table-cell>
          <table:table-cell table:style-name="ce225" office:value-type="date" office:date-value="2018-09-01" calcext:value-type="date">
            <text:p>9/1</text:p>
          </table:table-cell>
          <table:table-cell table:style-name="ce225" office:value-type="date" office:date-value="2018-09-14" calcext:value-type="date">
            <text:p>9/14</text:p>
          </table:table-cell>
          <table:table-cell table:style-name="ce220" table:formula="of:=[.E8]-[.D8]" office:value-type="float" office:value="13" calcext:value-type="float">
            <text:p>13</text:p>
          </table:table-cell>
          <table:table-cell table:style-name="ce220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5" office:value-type="float" office:value="1" calcext:value-type="float">
            <text:p>1</text:p>
          </table:table-cell>
          <table:table-cell table:style-name="ce214" office:value-type="string" calcext:value-type="string">
            <text:p>Initialize system</text:p>
          </table:table-cell>
          <table:table-cell table:style-name="ce221" office:value-type="string" calcext:value-type="string">
            <text:p>Aswin Babu K</text:p>
          </table:table-cell>
          <table:table-cell table:style-name="ce65" office:value-type="date" office:date-value="2018-09-01" calcext:value-type="date">
            <text:p>9/1</text:p>
          </table:table-cell>
          <table:table-cell table:style-name="ce65" office:value-type="date" office:date-value="2018-09-07" calcext:value-type="date">
            <text:p>9/7</text:p>
          </table:table-cell>
          <table:table-cell table:style-name="ce221" table:formula="of:=[.E9]-[.D9]" office:value-type="float" office:value="6" calcext:value-type="float">
            <text:p>6</text:p>
          </table:table-cell>
          <table:table-cell table:style-name="ce221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5" office:value-type="float" office:value="1" calcext:value-type="float">
            <text:p>1</text:p>
          </table:table-cell>
          <table:table-cell table:style-name="ce214" office:value-type="string" calcext:value-type="string">
            <text:p>Scan for hosts on the network</text:p>
          </table:table-cell>
          <table:table-cell table:style-name="ce221" office:value-type="string" calcext:value-type="string">
            <text:p>Aswin Babu K</text:p>
          </table:table-cell>
          <table:table-cell table:style-name="ce65" office:value-type="date" office:date-value="2018-09-07" calcext:value-type="date">
            <text:p>9/7</text:p>
          </table:table-cell>
          <table:table-cell table:style-name="ce65" office:value-type="date" office:date-value="2018-09-12" calcext:value-type="date">
            <text:p>9/12</text:p>
          </table:table-cell>
          <table:table-cell table:style-name="ce221" table:formula="of:=[.E10]-[.D10]" office:value-type="float" office:value="5" calcext:value-type="float">
            <text:p>5</text:p>
          </table:table-cell>
          <table:table-cell table:style-name="ce221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5" office:value-type="float" office:value="1" calcext:value-type="float">
            <text:p>1</text:p>
          </table:table-cell>
          <table:table-cell table:style-name="ce214" office:value-type="string" calcext:value-type="string">
            <text:p>Handle the received data</text:p>
          </table:table-cell>
          <table:table-cell table:style-name="ce221" office:value-type="string" calcext:value-type="string">
            <text:p>Aswin Babu K</text:p>
          </table:table-cell>
          <table:table-cell table:style-name="ce65" office:value-type="date" office:date-value="2018-09-12" calcext:value-type="date">
            <text:p>9/12</text:p>
          </table:table-cell>
          <table:table-cell table:style-name="ce65" office:value-type="date" office:date-value="2018-09-14" calcext:value-type="date">
            <text:p>9/14</text:p>
          </table:table-cell>
          <table:table-cell table:style-name="ce221" table:formula="of:=[.E11]-[.D11]" office:value-type="float" office:value="2" calcext:value-type="float">
            <text:p>2</text:p>
          </table:table-cell>
          <table:table-cell table:style-name="ce221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6"/>
          <table:table-cell table:style-name="ce215" office:value-type="string" calcext:value-type="string">
            <text:p>Sprint 2</text:p>
          </table:table-cell>
          <table:table-cell table:style-name="ce222" office:value-type="string" calcext:value-type="string">
            <text:p>Aswin Babu K</text:p>
          </table:table-cell>
          <table:table-cell table:style-name="ce227" table:number-columns-repeated="2"/>
          <table:table-cell table:style-name="ce222" table:formula="of:=[.E12]-[.D12]" office:value-type="float" office:value="0" calcext:value-type="float">
            <text:p>0</text:p>
          </table:table-cell>
          <table:table-cell table:style-name="ce222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7" office:value-type="float" office:value="2" calcext:value-type="float">
            <text:p>2</text:p>
          </table:table-cell>
          <table:table-cell table:style-name="ce216"/>
          <table:table-cell table:style-name="ce223" office:value-type="string" calcext:value-type="string">
            <text:p>Aswin Babu K</text:p>
          </table:table-cell>
          <table:table-cell table:style-name="ce228" table:number-columns-repeated="2"/>
          <table:table-cell table:style-name="ce223" table:formula="of:=[.E13]-[.D13]" office:value-type="float" office:value="0" calcext:value-type="float">
            <text:p>0</text:p>
          </table:table-cell>
          <table:table-cell table:style-name="ce223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7" office:value-type="float" office:value="2" calcext:value-type="float">
            <text:p>2</text:p>
          </table:table-cell>
          <table:table-cell table:style-name="ce216"/>
          <table:table-cell table:style-name="ce223" office:value-type="string" calcext:value-type="string">
            <text:p>Aswin Babu K</text:p>
          </table:table-cell>
          <table:table-cell table:style-name="ce228" table:number-columns-repeated="2"/>
          <table:table-cell table:style-name="ce223" table:formula="of:=[.E14]-[.D14]" office:value-type="float" office:value="0" calcext:value-type="float">
            <text:p>0</text:p>
          </table:table-cell>
          <table:table-cell table:style-name="ce223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7" office:value-type="float" office:value="2" calcext:value-type="float">
            <text:p>2</text:p>
          </table:table-cell>
          <table:table-cell table:style-name="ce216"/>
          <table:table-cell table:style-name="ce223" office:value-type="string" calcext:value-type="string">
            <text:p>Aswin Babu K</text:p>
          </table:table-cell>
          <table:table-cell table:style-name="ce228" table:number-columns-repeated="2"/>
          <table:table-cell table:style-name="ce223" table:formula="of:=[.E15]-[.D15]" office:value-type="float" office:value="0" calcext:value-type="float">
            <text:p>0</text:p>
          </table:table-cell>
          <table:table-cell table:style-name="ce223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8"/>
          <table:table-cell table:style-name="ce56" office:value-type="string" calcext:value-type="string">
            <text:p>Sprint 3</text:p>
          </table:table-cell>
          <table:table-cell table:style-name="ce63" office:value-type="string" calcext:value-type="string">
            <text:p>Aswin Babu K</text:p>
          </table:table-cell>
          <table:table-cell table:style-name="ce229" table:number-columns-repeated="2"/>
          <table:table-cell table:style-name="ce224" table:number-columns-repeated="2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7" office:value-type="float" office:value="3" calcext:value-type="float">
            <text:p>3</text:p>
          </table:table-cell>
          <table:table-cell table:style-name="ce216"/>
          <table:table-cell table:style-name="ce223" office:value-type="string" calcext:value-type="string">
            <text:p>Aswin Babu K</text:p>
          </table:table-cell>
          <table:table-cell table:style-name="ce228" table:number-columns-repeated="2"/>
          <table:table-cell table:style-name="ce223" table:number-columns-repeated="2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7" office:value-type="float" office:value="3" calcext:value-type="float">
            <text:p>3</text:p>
          </table:table-cell>
          <table:table-cell table:style-name="ce216"/>
          <table:table-cell table:style-name="ce223" office:value-type="string" calcext:value-type="string">
            <text:p>Aswin Babu K</text:p>
          </table:table-cell>
          <table:table-cell table:style-name="ce228" table:number-columns-repeated="2"/>
          <table:table-cell table:style-name="ce223" table:number-columns-repeated="2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7" office:value-type="float" office:value="3" calcext:value-type="float">
            <text:p>3</text:p>
          </table:table-cell>
          <table:table-cell table:style-name="ce216"/>
          <table:table-cell table:style-name="ce223" office:value-type="string" calcext:value-type="string">
            <text:p>Aswin Babu K</text:p>
          </table:table-cell>
          <table:table-cell table:style-name="ce228" table:number-columns-repeated="2"/>
          <table:table-cell table:style-name="ce223" table:number-columns-repeated="2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199"/>
          <table:table-cell table:style-name="ce209" table:number-columns-repeated="26"/>
          <table:table-cell table:number-columns-repeated="997"/>
        </table:table-row>
        <table:table-row table:style-name="ro12">
          <table:table-cell table:style-name="ce199"/>
          <table:table-cell table:style-name="ce209" table:number-columns-repeated="26"/>
          <table:table-cell table:number-columns-repeated="997"/>
        </table:table-row>
        <table:table-row table:style-name="ro12">
          <table:table-cell table:style-name="ce199"/>
          <table:table-cell table:style-name="ce209" table:number-columns-repeated="5"/>
          <table:table-cell table:style-name="ce209" office:value-type="string" calcext:value-type="string">
            <text:p>Approval by Scrum Master</text:p>
          </table:table-cell>
          <table:table-cell table:style-name="ce209" table:number-columns-repeated="20"/>
          <table:table-cell table:number-columns-repeated="997"/>
        </table:table-row>
        <table:table-row table:style-name="ro12" table:number-rows-repeated="198">
          <table:table-cell table:style-name="ce199"/>
          <table:table-cell table:style-name="ce209" table:number-columns-repeated="26"/>
          <table:table-cell table:number-columns-repeated="997"/>
        </table:table-row>
        <table:table-row table:style-name="ro12" table:number-rows-repeated="780">
          <table:table-cell table:style-name="ce202" table:number-columns-repeated="27"/>
          <table:table-cell table:number-columns-repeated="997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5" table:style-name="ta4">
        <table:table-column table:style-name="co7" table:number-columns-repeated="1024" table:default-cell-style-name="Default"/>
        <table:table-row table:style-name="ro3">
          <table:table-cell table:style-name="ce53" office:value-type="string" calcext:value-type="string" table:number-columns-spanned="13" table:number-rows-spanned="1">
            <text:p>5.SPRINT BACKLOG <text:s/>(PLANNING)</text:p>
          </table:table-cell>
          <table:covered-table-cell table:number-columns-repeated="12" table:style-name="ce60"/>
          <table:table-cell table:style-name="ce70" table:number-columns-repeated="12"/>
          <table:table-cell table:number-columns-repeated="999"/>
        </table:table-row>
        <table:table-row table:style-name="ro3">
          <table:table-cell table:style-name="ce114" table:number-columns-repeated="5"/>
          <table:table-cell table:style-name="ce70" office:value-type="string" calcext:value-type="string">
            <text:p>*To be planned <text:s/>before sprint starts </text:p>
          </table:table-cell>
          <table:table-cell table:style-name="ce114" table:number-columns-repeated="7"/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91" office:value-type="string" calcext:value-type="string">
            <text:p>Sprint: #</text:p>
          </table:table-cell>
          <table:table-cell table:style-name="ce114" table:number-columns-repeated="11"/>
          <table:table-cell table:style-name="ce91" office:value-type="string" calcext:value-type="string">
            <text:p>Date: </text:p>
          </table:table-cell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91" office:value-type="string" calcext:value-type="string" table:number-columns-spanned="2" table:number-rows-spanned="1">
            <text:p>Version: 1.0</text:p>
          </table:table-cell>
          <table:covered-table-cell table:style-name="ce60"/>
          <table:table-cell table:style-name="ce114" table:number-columns-repeated="11"/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71" office:value-type="string" calcext:value-type="string">
            <text:p>Sprint Dates: &lt;Month&gt; &lt;DD&gt; - &lt;Month&gt; &lt;DD&gt;, &lt;YYYY&gt;</text:p>
          </table:table-cell>
          <table:table-cell table:style-name="ce78"/>
          <table:table-cell table:style-name="ce114" table:number-columns-repeated="11"/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71" office:value-type="string" calcext:value-type="string">
            <text:p>Sprint Goal: </text:p>
          </table:table-cell>
          <table:table-cell table:style-name="ce78" table:number-columns-repeated="4"/>
          <table:table-cell table:style-name="ce114" table:number-columns-repeated="8"/>
          <table:table-cell table:style-name="ce70" table:number-columns-repeated="12"/>
          <table:table-cell table:number-columns-repeated="999"/>
        </table:table-row>
        <table:table-row table:style-name="ro5">
          <table:table-cell table:style-name="ce115" table:number-columns-repeated="13"/>
          <table:table-cell table:style-name="ce70" table:number-columns-repeated="12"/>
          <table:table-cell table:number-columns-repeated="999"/>
        </table:table-row>
        <table:table-row table:style-name="ro5">
          <table:table-cell table:style-name="ce116" office:value-type="string" calcext:value-type="string">
            <text:p>Backlog Item</text:p>
          </table:table-cell>
          <table:table-cell table:style-name="ce121" office:value-type="string" calcext:value-type="string">
            <text:p>Story Points</text:p>
          </table:table-cell>
          <table:table-cell table:style-name="ce121" office:value-type="string" calcext:value-type="string">
            <text:p>Responsible</text:p>
          </table:table-cell>
          <table:table-cell table:style-name="ce121" office:value-type="string" calcext:value-type="string">
            <text:p>Status and Completion date</text:p>
          </table:table-cell>
          <table:table-cell table:style-name="ce121" office:value-type="string" calcext:value-type="string">
            <text:p>Original Estimate in hours</text:p>
          </table:table-cell>
          <table:table-cell table:style-name="ce121" office:value-type="string" calcext:value-type="string">
            <text:p>Day 1 &lt;Date&gt;</text:p>
          </table:table-cell>
          <table:table-cell table:style-name="ce121" office:value-type="string" calcext:value-type="string">
            <text:p>Day 2 &lt;Date&gt;</text:p>
          </table:table-cell>
          <table:table-cell table:style-name="ce121" office:value-type="string" calcext:value-type="string">
            <text:p>Day 3 &lt;Date&gt;</text:p>
          </table:table-cell>
          <table:table-cell table:style-name="ce121" office:value-type="string" calcext:value-type="string">
            <text:p>Day 4 &lt;Date&gt;</text:p>
          </table:table-cell>
          <table:table-cell table:style-name="ce121" office:value-type="string" calcext:value-type="string">
            <text:p>Day 5 &lt;Date&gt;</text:p>
          </table:table-cell>
          <table:table-cell table:style-name="ce121" office:value-type="string" calcext:value-type="string">
            <text:p>Day 6 &lt;Date&gt;</text:p>
          </table:table-cell>
          <table:table-cell table:style-name="ce121" office:value-type="string" calcext:value-type="string">
            <text:p>Day 7 &lt;Date&gt;</text:p>
          </table:table-cell>
          <table:table-cell table:style-name="ce121" office:value-type="string" calcext:value-type="string">
            <text:p>Day 8 &lt;Date&gt;</text:p>
          </table:table-cell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117" office:value-type="string" calcext:value-type="string">
            <text:p>User Story #1</text:p>
          </table:table-cell>
          <table:table-cell table:style-name="ce122" office:value-type="float" office:value="8" calcext:value-type="float">
            <text:p>8</text:p>
          </table:table-cell>
          <table:table-cell table:style-name="ce126" table:number-columns-repeated="3"/>
          <table:table-cell table:number-columns-repeated="8" table:style-name="ce128" office:value-type="string" calcext:value-type="string">
            <text:p>Hours</text:p>
          </table:table-cell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118" office:value-type="string" calcext:value-type="string">
            <text:p>&lt;Task &gt;</text:p>
          </table:table-cell>
          <table:table-cell table:style-name="ce123"/>
          <table:table-cell table:style-name="ce76" office:value-type="string" calcext:value-type="string">
            <text:p>&lt;Developer Name&gt;</text:p>
          </table:table-cell>
          <table:table-cell table:style-name="ce76" office:value-type="string" calcext:value-type="string">
            <text:p>Planned, 12/09/2018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table:number-columns-repeated="3"/>
          <table:table-cell table:style-name="ce123" office:value-type="float" office:value="0" calcext:value-type="float">
            <text:p>0</text:p>
          </table:table-cell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118" office:value-type="string" calcext:value-type="string">
            <text:p>Task </text:p>
          </table:table-cell>
          <table:table-cell table:style-name="ce123" table:number-columns-repeated="3"/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0" calcext:value-type="float">
            <text:p>0</text:p>
          </table:table-cell>
          <table:table-cell table:style-name="ce123" table:number-columns-repeated="3"/>
          <table:table-cell table:style-name="ce123" office:value-type="float" office:value="1" calcext:value-type="float">
            <text:p>1</text:p>
          </table:table-cell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118" office:value-type="string" calcext:value-type="string">
            <text:p>Task </text:p>
          </table:table-cell>
          <table:table-cell table:style-name="ce123" table:number-columns-repeated="3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0" calcext:value-type="float">
            <text:p>0</text:p>
          </table:table-cell>
          <table:table-cell table:style-name="ce123" table:number-columns-repeated="3"/>
          <table:table-cell table:style-name="ce123" office:value-type="float" office:value="0" calcext:value-type="float">
            <text:p>0</text:p>
          </table:table-cell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118" office:value-type="string" calcext:value-type="string">
            <text:p>Task</text:p>
          </table:table-cell>
          <table:table-cell table:style-name="ce123" table:number-columns-repeated="3"/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table:number-columns-repeated="3"/>
          <table:table-cell table:style-name="ce123" office:value-type="float" office:value="0" calcext:value-type="float">
            <text:p>0</text:p>
          </table:table-cell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119" office:value-type="string" calcext:value-type="string">
            <text:p>User Story #2</text:p>
          </table:table-cell>
          <table:table-cell table:style-name="ce124" office:value-type="float" office:value="1" calcext:value-type="float">
            <text:p>1</text:p>
          </table:table-cell>
          <table:table-cell table:style-name="ce127" table:number-columns-repeated="11"/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118" office:value-type="string" calcext:value-type="string">
            <text:p>Task </text:p>
          </table:table-cell>
          <table:table-cell table:style-name="ce123" table:number-columns-repeated="3"/>
          <table:table-cell table:number-columns-repeated="2" table:style-name="ce123" office:value-type="float" office:value="3" calcext:value-type="float">
            <text:p>3</text:p>
          </table:table-cell>
          <table:table-cell table:number-columns-repeated="2" table:style-name="ce123" office:value-type="float" office:value="0.5" calcext:value-type="float">
            <text:p>0.5</text:p>
          </table:table-cell>
          <table:table-cell table:style-name="ce123" office:value-type="float" office:value="0" calcext:value-type="float">
            <text:p>0</text:p>
          </table:table-cell>
          <table:table-cell table:style-name="ce123" table:number-columns-repeated="3"/>
          <table:table-cell table:style-name="ce123" office:value-type="float" office:value="0" calcext:value-type="float">
            <text:p>0</text:p>
          </table:table-cell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118" office:value-type="string" calcext:value-type="string">
            <text:p>Task</text:p>
          </table:table-cell>
          <table:table-cell table:style-name="ce123" table:number-columns-repeated="3"/>
          <table:table-cell table:style-name="ce123" office:value-type="float" office:value="3" calcext:value-type="float">
            <text:p>3</text:p>
          </table:table-cell>
          <table:table-cell table:number-columns-repeated="2" table:style-name="ce123" office:value-type="float" office:value="5" calcext:value-type="float">
            <text:p>5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3" table:number-columns-repeated="3"/>
          <table:table-cell table:style-name="ce123" office:value-type="float" office:value="1" calcext:value-type="float">
            <text:p>1</text:p>
          </table:table-cell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118" office:value-type="string" calcext:value-type="string">
            <text:p>Task </text:p>
          </table:table-cell>
          <table:table-cell table:style-name="ce123" table:number-columns-repeated="3"/>
          <table:table-cell table:number-columns-repeated="2" table:style-name="ce123" office:value-type="float" office:value="2" calcext:value-type="float">
            <text:p>2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3" table:number-columns-repeated="3"/>
          <table:table-cell table:style-name="ce123" office:value-type="float" office:value="0" calcext:value-type="float">
            <text:p>0</text:p>
          </table:table-cell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118" office:value-type="string" calcext:value-type="string">
            <text:p>Task </text:p>
          </table:table-cell>
          <table:table-cell table:style-name="ce123" table:number-columns-repeated="3"/>
          <table:table-cell table:number-columns-repeated="2" table:style-name="ce123" office:value-type="float" office:value="5" calcext:value-type="float">
            <text:p>5</text:p>
          </table:table-cell>
          <table:table-cell table:style-name="ce123" office:value-type="float" office:value="9" calcext:value-type="float">
            <text:p>9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1" calcext:value-type="float">
            <text:p>1</text:p>
          </table:table-cell>
          <table:table-cell table:style-name="ce123" table:number-columns-repeated="3"/>
          <table:table-cell table:style-name="ce123" office:value-type="float" office:value="0" calcext:value-type="float">
            <text:p>0</text:p>
          </table:table-cell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119" office:value-type="string" calcext:value-type="string">
            <text:p>User Story #3</text:p>
          </table:table-cell>
          <table:table-cell table:style-name="ce124" office:value-type="float" office:value="5" calcext:value-type="float">
            <text:p>5</text:p>
          </table:table-cell>
          <table:table-cell table:style-name="ce127" table:number-columns-repeated="11"/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118" office:value-type="string" calcext:value-type="string">
            <text:p>Task</text:p>
          </table:table-cell>
          <table:table-cell table:style-name="ce123" table:number-columns-repeated="3"/>
          <table:table-cell table:style-name="ce123" office:value-type="float" office:value="8" calcext:value-type="float">
            <text:p>8</text:p>
          </table:table-cell>
          <table:table-cell table:style-name="ce123" office:value-type="float" office:value="6" calcext:value-type="float">
            <text:p>6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23" table:number-columns-repeated="3"/>
          <table:table-cell table:style-name="ce123" office:value-type="float" office:value="0" calcext:value-type="float">
            <text:p>0</text:p>
          </table:table-cell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118" office:value-type="string" calcext:value-type="string">
            <text:p>Task </text:p>
          </table:table-cell>
          <table:table-cell table:style-name="ce123" table:number-columns-repeated="3"/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3" table:style-name="ce123" office:value-type="float" office:value="3" calcext:value-type="float">
            <text:p>3</text:p>
          </table:table-cell>
          <table:table-cell table:style-name="ce123" table:number-columns-repeated="3"/>
          <table:table-cell table:style-name="ce123" office:value-type="float" office:value="0" calcext:value-type="float">
            <text:p>0</text:p>
          </table:table-cell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118" office:value-type="string" calcext:value-type="string">
            <text:p>Task </text:p>
          </table:table-cell>
          <table:table-cell table:style-name="ce123" table:number-columns-repeated="3"/>
          <table:table-cell table:style-name="ce123" office:value-type="float" office:value="1.5" calcext:value-type="float">
            <text:p>1.5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2" table:style-name="ce123" office:value-type="float" office:value="0.5" calcext:value-type="float">
            <text:p>0.5</text:p>
          </table:table-cell>
          <table:table-cell table:style-name="ce123" office:value-type="float" office:value="1" calcext:value-type="float">
            <text:p>1</text:p>
          </table:table-cell>
          <table:table-cell table:style-name="ce123" table:number-columns-repeated="3"/>
          <table:table-cell table:style-name="ce123" office:value-type="float" office:value="1" calcext:value-type="float">
            <text:p>1</text:p>
          </table:table-cell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118" office:value-type="string" calcext:value-type="string">
            <text:p>Task</text:p>
          </table:table-cell>
          <table:table-cell table:style-name="ce123" table:number-columns-repeated="3"/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0.5" calcext:value-type="float">
            <text:p>0.5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23" table:number-columns-repeated="3"/>
          <table:table-cell table:style-name="ce123" office:value-type="float" office:value="0" calcext:value-type="float">
            <text:p>0</text:p>
          </table:table-cell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119" office:value-type="string" calcext:value-type="string">
            <text:p>User Story #4</text:p>
          </table:table-cell>
          <table:table-cell table:style-name="ce124" office:value-type="float" office:value="8" calcext:value-type="float">
            <text:p>8</text:p>
          </table:table-cell>
          <table:table-cell table:style-name="ce127" table:number-columns-repeated="11"/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120" office:value-type="string" calcext:value-type="string">
            <text:p>Total</text:p>
          </table:table-cell>
          <table:table-cell table:style-name="ce125" table:number-columns-repeated="3"/>
          <table:table-cell table:style-name="ce125" table:formula="of:=SUM([.E9:.E24])" office:value-type="string" office:string-value="35.5" calcext:value-type="string">
            <text:p>35.5</text:p>
          </table:table-cell>
          <table:table-cell table:style-name="ce125" table:formula="of:=SUM([.F10:.F24])" office:value-type="string" office:string-value="28" calcext:value-type="string">
            <text:p>28</text:p>
          </table:table-cell>
          <table:table-cell table:style-name="ce125" table:formula="of:=SUM([.G9:.G24])" office:value-type="float" office:value="26" calcext:value-type="float">
            <text:p>26</text:p>
          </table:table-cell>
          <table:table-cell table:style-name="ce125" table:formula="of:=SUM([.H9:.H24])" office:value-type="float" office:value="18" calcext:value-type="float">
            <text:p>18</text:p>
          </table:table-cell>
          <table:table-cell table:style-name="ce125" table:formula="of:=SUM([.I9:.I24])" office:value-type="float" office:value="8" calcext:value-type="float">
            <text:p>8</text:p>
          </table:table-cell>
          <table:table-cell table:style-name="ce125" table:number-columns-repeated="3"/>
          <table:table-cell table:style-name="ce125" table:formula="of:=SUM([.M9:.M24])" office:value-type="string" office:string-value="3" calcext:value-type="string">
            <text:p>3</text:p>
          </table:table-cell>
          <table:table-cell table:style-name="ce70" table:number-columns-repeated="12"/>
          <table:table-cell table:number-columns-repeated="999"/>
        </table:table-row>
        <table:table-row table:style-name="ro4">
          <table:table-cell table:style-name="ce70" table:number-columns-repeated="25"/>
          <table:table-cell table:number-columns-repeated="999"/>
        </table:table-row>
        <table:table-row table:style-name="ro4">
          <table:table-cell table:style-name="ce71" office:value-type="string" calcext:value-type="string">
            <text:p>Remaining Story Points: </text:p>
          </table:table-cell>
          <table:table-cell table:style-name="ce70" table:number-columns-repeated="24"/>
          <table:table-cell table:number-columns-repeated="999"/>
        </table:table-row>
        <table:table-row table:style-name="ro4">
          <table:table-cell table:style-name="ce70" table:number-columns-repeated="9"/>
          <table:table-cell table:style-name="ce71" office:value-type="string" calcext:value-type="string">
            <text:p>Signature of Scrum Master</text:p>
          </table:table-cell>
          <table:table-cell table:style-name="ce71"/>
          <table:table-cell table:style-name="ce129"/>
          <table:table-cell table:style-name="ce70" table:number-columns-repeated="13"/>
          <table:table-cell table:number-columns-repeated="999"/>
        </table:table-row>
        <table:table-row table:style-name="ro4" table:number-rows-repeated="972">
          <table:table-cell table:style-name="ce70" table:number-columns-repeated="25"/>
          <table:table-cell table:number-columns-repeated="99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6" table:style-name="ta5">
        <table:table-column table:style-name="co7" table:number-columns-repeated="1024" table:default-cell-style-name="Default"/>
        <table:table-row table:style-name="ro3">
          <table:table-cell table:style-name="ce53" office:value-type="string" calcext:value-type="string" table:number-columns-spanned="14" table:number-rows-spanned="1">
            <text:p>6. <text:s/>SPRINT BACKLOG <text:s/>(ACTUAL)</text:p>
          </table:table-cell>
          <table:covered-table-cell table:number-columns-repeated="13" table:style-name="ce60"/>
          <table:table-cell table:style-name="ce70" table:number-columns-repeated="12"/>
          <table:table-cell table:number-columns-repeated="998"/>
        </table:table-row>
        <table:table-row table:style-name="ro3">
          <table:table-cell table:style-name="ce114" table:number-columns-repeated="5"/>
          <table:table-cell table:style-name="ce70" office:value-type="string" calcext:value-type="string">
            <text:p>*To be filed at the end of each sprint</text:p>
          </table:table-cell>
          <table:table-cell table:style-name="ce114" table:number-columns-repeated="8"/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91" office:value-type="string" calcext:value-type="string">
            <text:p>Sprint: #</text:p>
          </table:table-cell>
          <table:table-cell table:style-name="ce114" table:number-columns-repeated="11"/>
          <table:table-cell table:style-name="ce91" office:value-type="string" calcext:value-type="string">
            <text:p>Date: </text:p>
          </table:table-cell>
          <table:table-cell table:style-name="ce114"/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91" office:value-type="string" calcext:value-type="string" table:number-columns-spanned="2" table:number-rows-spanned="1">
            <text:p>Version: 1.0</text:p>
          </table:table-cell>
          <table:covered-table-cell table:style-name="ce60"/>
          <table:table-cell table:style-name="ce114" table:number-columns-repeated="12"/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71" office:value-type="string" calcext:value-type="string">
            <text:p>Sprint Dates: &lt;Month&gt; &lt;DD&gt; - &lt;Month&gt; &lt;DD&gt;, &lt;YYYY&gt;</text:p>
          </table:table-cell>
          <table:table-cell table:style-name="ce78"/>
          <table:table-cell table:style-name="ce114" table:number-columns-repeated="12"/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71" office:value-type="string" calcext:value-type="string">
            <text:p>Sprint Goal: </text:p>
          </table:table-cell>
          <table:table-cell table:style-name="ce78" table:number-columns-repeated="4"/>
          <table:table-cell table:style-name="ce114" table:number-columns-repeated="9"/>
          <table:table-cell table:style-name="ce70" table:number-columns-repeated="12"/>
          <table:table-cell table:number-columns-repeated="998"/>
        </table:table-row>
        <table:table-row table:style-name="ro5">
          <table:table-cell table:style-name="ce115" table:number-columns-repeated="14"/>
          <table:table-cell table:style-name="ce70" table:number-columns-repeated="12"/>
          <table:table-cell table:number-columns-repeated="998"/>
        </table:table-row>
        <table:table-row table:style-name="ro8">
          <table:table-cell table:style-name="ce116" office:value-type="string" calcext:value-type="string">
            <text:p>Backlog Item</text:p>
          </table:table-cell>
          <table:table-cell table:style-name="ce121" office:value-type="string" calcext:value-type="string">
            <text:p>Story Points</text:p>
          </table:table-cell>
          <table:table-cell table:style-name="ce121" office:value-type="string" calcext:value-type="string">
            <text:p>Responsible</text:p>
          </table:table-cell>
          <table:table-cell table:style-name="ce121" office:value-type="string" calcext:value-type="string">
            <text:p>Status and Completion date</text:p>
          </table:table-cell>
          <table:table-cell table:style-name="ce121" office:value-type="string" calcext:value-type="string">
            <text:p>Original Estimate in hours</text:p>
          </table:table-cell>
          <table:table-cell table:style-name="ce121" office:value-type="string" calcext:value-type="string">
            <text:p>Day 1 &lt;Date&gt;</text:p>
          </table:table-cell>
          <table:table-cell table:style-name="ce121" office:value-type="string" calcext:value-type="string">
            <text:p>Day 2 &lt;Date&gt;</text:p>
          </table:table-cell>
          <table:table-cell table:style-name="ce121" office:value-type="string" calcext:value-type="string">
            <text:p>Day 3 &lt;Date&gt;</text:p>
          </table:table-cell>
          <table:table-cell table:style-name="ce121" office:value-type="string" calcext:value-type="string">
            <text:p>Day 4 &lt;Date&gt;</text:p>
          </table:table-cell>
          <table:table-cell table:style-name="ce121" office:value-type="string" calcext:value-type="string">
            <text:p>Day 5 &lt;Date&gt;</text:p>
          </table:table-cell>
          <table:table-cell table:style-name="ce121" office:value-type="string" calcext:value-type="string">
            <text:p>Day 6 &lt;Date&gt;</text:p>
          </table:table-cell>
          <table:table-cell table:style-name="ce121" office:value-type="string" calcext:value-type="string">
            <text:p>Day 7 &lt;Date&gt;</text:p>
          </table:table-cell>
          <table:table-cell table:style-name="ce121" office:value-type="string" calcext:value-type="string">
            <text:p>Day 8 &lt;Date&gt;</text:p>
          </table:table-cell>
          <table:table-cell table:style-name="ce121" office:value-type="string" calcext:value-type="string">
            <text:p>Done &lt;Y/N&gt; to be filled by Scrum Master</text:p>
          </table:table-cell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117" office:value-type="string" calcext:value-type="string">
            <text:p>User Story #1</text:p>
          </table:table-cell>
          <table:table-cell table:style-name="ce122" office:value-type="float" office:value="8" calcext:value-type="float">
            <text:p>8</text:p>
          </table:table-cell>
          <table:table-cell table:style-name="ce126" table:number-columns-repeated="3"/>
          <table:table-cell table:number-columns-repeated="8" table:style-name="ce128" office:value-type="string" calcext:value-type="string">
            <text:p>Hours</text:p>
          </table:table-cell>
          <table:table-cell table:style-name="ce126"/>
          <table:table-cell table:style-name="ce70" table:number-columns-repeated="12"/>
          <table:table-cell table:number-columns-repeated="998"/>
        </table:table-row>
        <table:table-row table:style-name="ro5">
          <table:table-cell table:style-name="ce118" office:value-type="string" calcext:value-type="string">
            <text:p>&lt;Task &gt;</text:p>
          </table:table-cell>
          <table:table-cell table:style-name="ce123"/>
          <table:table-cell table:style-name="ce76" office:value-type="string" calcext:value-type="string">
            <text:p>&lt;Developer Name&gt;</text:p>
          </table:table-cell>
          <table:table-cell table:style-name="ce76" office:value-type="string" calcext:value-type="string">
            <text:p>Completed, 12/09/2018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table:number-columns-repeated="3"/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Y</text:p>
          </table:table-cell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118" office:value-type="string" calcext:value-type="string">
            <text:p>Task </text:p>
          </table:table-cell>
          <table:table-cell table:style-name="ce123" table:number-columns-repeated="3"/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0" calcext:value-type="float">
            <text:p>0</text:p>
          </table:table-cell>
          <table:table-cell table:style-name="ce123" table:number-columns-repeated="3"/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N</text:p>
          </table:table-cell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118" office:value-type="string" calcext:value-type="string">
            <text:p>Task </text:p>
          </table:table-cell>
          <table:table-cell table:style-name="ce123" table:number-columns-repeated="3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0" calcext:value-type="float">
            <text:p>0</text:p>
          </table:table-cell>
          <table:table-cell table:style-name="ce123" table:number-columns-repeated="3"/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N</text:p>
          </table:table-cell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118" office:value-type="string" calcext:value-type="string">
            <text:p>Task</text:p>
          </table:table-cell>
          <table:table-cell table:style-name="ce123" table:number-columns-repeated="3"/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table:number-columns-repeated="3"/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N</text:p>
          </table:table-cell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119" office:value-type="string" calcext:value-type="string">
            <text:p>User Story #2</text:p>
          </table:table-cell>
          <table:table-cell table:style-name="ce124" office:value-type="float" office:value="1" calcext:value-type="float">
            <text:p>1</text:p>
          </table:table-cell>
          <table:table-cell table:style-name="ce127" table:number-columns-repeated="12"/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118" office:value-type="string" calcext:value-type="string">
            <text:p>Task </text:p>
          </table:table-cell>
          <table:table-cell table:style-name="ce123" table:number-columns-repeated="3"/>
          <table:table-cell table:number-columns-repeated="2" table:style-name="ce123" office:value-type="float" office:value="3" calcext:value-type="float">
            <text:p>3</text:p>
          </table:table-cell>
          <table:table-cell table:number-columns-repeated="2" table:style-name="ce123" office:value-type="float" office:value="0.5" calcext:value-type="float">
            <text:p>0.5</text:p>
          </table:table-cell>
          <table:table-cell table:style-name="ce123" office:value-type="float" office:value="0" calcext:value-type="float">
            <text:p>0</text:p>
          </table:table-cell>
          <table:table-cell table:style-name="ce123" table:number-columns-repeated="3"/>
          <table:table-cell table:style-name="ce123" office:value-type="float" office:value="0" calcext:value-type="float">
            <text:p>0</text:p>
          </table:table-cell>
          <table:table-cell table:style-name="ce123"/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118" office:value-type="string" calcext:value-type="string">
            <text:p>Task</text:p>
          </table:table-cell>
          <table:table-cell table:style-name="ce123" table:number-columns-repeated="3"/>
          <table:table-cell table:style-name="ce123" office:value-type="float" office:value="3" calcext:value-type="float">
            <text:p>3</text:p>
          </table:table-cell>
          <table:table-cell table:number-columns-repeated="2" table:style-name="ce123" office:value-type="float" office:value="5" calcext:value-type="float">
            <text:p>5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3" table:number-columns-repeated="3"/>
          <table:table-cell table:style-name="ce123" office:value-type="float" office:value="1" calcext:value-type="float">
            <text:p>1</text:p>
          </table:table-cell>
          <table:table-cell table:style-name="ce123"/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118" office:value-type="string" calcext:value-type="string">
            <text:p>Task </text:p>
          </table:table-cell>
          <table:table-cell table:style-name="ce123" table:number-columns-repeated="3"/>
          <table:table-cell table:number-columns-repeated="2" table:style-name="ce123" office:value-type="float" office:value="2" calcext:value-type="float">
            <text:p>2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3" table:number-columns-repeated="3"/>
          <table:table-cell table:style-name="ce123" office:value-type="float" office:value="0" calcext:value-type="float">
            <text:p>0</text:p>
          </table:table-cell>
          <table:table-cell table:style-name="ce123"/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118" office:value-type="string" calcext:value-type="string">
            <text:p>Task </text:p>
          </table:table-cell>
          <table:table-cell table:style-name="ce123" table:number-columns-repeated="3"/>
          <table:table-cell table:number-columns-repeated="2" table:style-name="ce123" office:value-type="float" office:value="5" calcext:value-type="float">
            <text:p>5</text:p>
          </table:table-cell>
          <table:table-cell table:style-name="ce123" office:value-type="float" office:value="9" calcext:value-type="float">
            <text:p>9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1" calcext:value-type="float">
            <text:p>1</text:p>
          </table:table-cell>
          <table:table-cell table:style-name="ce123" table:number-columns-repeated="3"/>
          <table:table-cell table:style-name="ce123" office:value-type="float" office:value="0" calcext:value-type="float">
            <text:p>0</text:p>
          </table:table-cell>
          <table:table-cell table:style-name="ce123"/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119" office:value-type="string" calcext:value-type="string">
            <text:p>User Story #3</text:p>
          </table:table-cell>
          <table:table-cell table:style-name="ce124" office:value-type="float" office:value="5" calcext:value-type="float">
            <text:p>5</text:p>
          </table:table-cell>
          <table:table-cell table:style-name="ce127" table:number-columns-repeated="12"/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118" office:value-type="string" calcext:value-type="string">
            <text:p>Task</text:p>
          </table:table-cell>
          <table:table-cell table:style-name="ce123" table:number-columns-repeated="3"/>
          <table:table-cell table:style-name="ce123" office:value-type="float" office:value="8" calcext:value-type="float">
            <text:p>8</text:p>
          </table:table-cell>
          <table:table-cell table:style-name="ce123" office:value-type="float" office:value="6" calcext:value-type="float">
            <text:p>6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23" table:number-columns-repeated="3"/>
          <table:table-cell table:style-name="ce123" office:value-type="float" office:value="0" calcext:value-type="float">
            <text:p>0</text:p>
          </table:table-cell>
          <table:table-cell table:style-name="ce123"/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118" office:value-type="string" calcext:value-type="string">
            <text:p>Task </text:p>
          </table:table-cell>
          <table:table-cell table:style-name="ce123" table:number-columns-repeated="3"/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3" table:style-name="ce123" office:value-type="float" office:value="3" calcext:value-type="float">
            <text:p>3</text:p>
          </table:table-cell>
          <table:table-cell table:style-name="ce123" table:number-columns-repeated="3"/>
          <table:table-cell table:style-name="ce123" office:value-type="float" office:value="0" calcext:value-type="float">
            <text:p>0</text:p>
          </table:table-cell>
          <table:table-cell table:style-name="ce123"/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118" office:value-type="string" calcext:value-type="string">
            <text:p>Task </text:p>
          </table:table-cell>
          <table:table-cell table:style-name="ce123" table:number-columns-repeated="3"/>
          <table:table-cell table:style-name="ce123" office:value-type="float" office:value="1.5" calcext:value-type="float">
            <text:p>1.5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2" table:style-name="ce123" office:value-type="float" office:value="0.5" calcext:value-type="float">
            <text:p>0.5</text:p>
          </table:table-cell>
          <table:table-cell table:style-name="ce123" office:value-type="float" office:value="1" calcext:value-type="float">
            <text:p>1</text:p>
          </table:table-cell>
          <table:table-cell table:style-name="ce123" table:number-columns-repeated="3"/>
          <table:table-cell table:style-name="ce123" office:value-type="float" office:value="1" calcext:value-type="float">
            <text:p>1</text:p>
          </table:table-cell>
          <table:table-cell table:style-name="ce123"/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118" office:value-type="string" calcext:value-type="string">
            <text:p>Task</text:p>
          </table:table-cell>
          <table:table-cell table:style-name="ce123" table:number-columns-repeated="3"/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0.5" calcext:value-type="float">
            <text:p>0.5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23" table:number-columns-repeated="3"/>
          <table:table-cell table:style-name="ce123" office:value-type="float" office:value="0" calcext:value-type="float">
            <text:p>0</text:p>
          </table:table-cell>
          <table:table-cell table:style-name="ce123"/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119" office:value-type="string" calcext:value-type="string">
            <text:p>User Story #4</text:p>
          </table:table-cell>
          <table:table-cell table:style-name="ce124" office:value-type="float" office:value="8" calcext:value-type="float">
            <text:p>8</text:p>
          </table:table-cell>
          <table:table-cell table:style-name="ce127" table:number-columns-repeated="12"/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120" office:value-type="string" calcext:value-type="string">
            <text:p>Total</text:p>
          </table:table-cell>
          <table:table-cell table:style-name="ce125" table:number-columns-repeated="3"/>
          <table:table-cell table:style-name="ce125" table:formula="of:=SUM([.E9:.E24])" office:value-type="string" office:string-value="35.5" calcext:value-type="string">
            <text:p>35.5</text:p>
          </table:table-cell>
          <table:table-cell table:style-name="ce125" table:formula="of:=SUM([.F10:.F24])" office:value-type="string" office:string-value="28" calcext:value-type="string">
            <text:p>28</text:p>
          </table:table-cell>
          <table:table-cell table:style-name="ce125" table:formula="of:=SUM([.G9:.G24])" office:value-type="float" office:value="26" calcext:value-type="float">
            <text:p>26</text:p>
          </table:table-cell>
          <table:table-cell table:style-name="ce125" table:formula="of:=SUM([.H9:.H24])" office:value-type="float" office:value="18" calcext:value-type="float">
            <text:p>18</text:p>
          </table:table-cell>
          <table:table-cell table:style-name="ce125" table:formula="of:=SUM([.I9:.I24])" office:value-type="float" office:value="8" calcext:value-type="float">
            <text:p>8</text:p>
          </table:table-cell>
          <table:table-cell table:style-name="ce125" table:number-columns-repeated="3"/>
          <table:table-cell table:style-name="ce125" table:formula="of:=SUM([.M9:.M24])" office:value-type="string" office:string-value="3" calcext:value-type="string">
            <text:p>3</text:p>
          </table:table-cell>
          <table:table-cell table:style-name="ce125"/>
          <table:table-cell table:style-name="ce70" table:number-columns-repeated="12"/>
          <table:table-cell table:number-columns-repeated="998"/>
        </table:table-row>
        <table:table-row table:style-name="ro4">
          <table:table-cell table:style-name="ce70" table:number-columns-repeated="26"/>
          <table:table-cell table:number-columns-repeated="998"/>
        </table:table-row>
        <table:table-row table:style-name="ro4">
          <table:table-cell table:style-name="ce71" office:value-type="string" calcext:value-type="string">
            <text:p>Remaining Story Points: </text:p>
          </table:table-cell>
          <table:table-cell table:style-name="ce70" table:number-columns-repeated="25"/>
          <table:table-cell table:number-columns-repeated="998"/>
        </table:table-row>
        <table:table-row table:style-name="ro4">
          <table:table-cell table:style-name="ce70" table:number-columns-repeated="9"/>
          <table:table-cell table:style-name="ce71" office:value-type="string" calcext:value-type="string">
            <text:p>Signature of Scrum Master</text:p>
          </table:table-cell>
          <table:table-cell table:style-name="ce71"/>
          <table:table-cell table:style-name="ce129"/>
          <table:table-cell table:style-name="ce70" table:number-columns-repeated="14"/>
          <table:table-cell table:number-columns-repeated="998"/>
        </table:table-row>
        <table:table-row table:style-name="ro4" table:number-rows-repeated="972">
          <table:table-cell table:style-name="ce70" table:number-columns-repeated="2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7" table:style-name="ta6">
        <table:table-column table:style-name="co7" table:number-columns-repeated="1024" table:default-cell-style-name="Default"/>
        <table:table-row table:style-name="ro9">
          <table:table-cell table:style-name="ce130" office:value-type="string" calcext:value-type="string" table:number-columns-spanned="6" table:number-rows-spanned="1">
            <text:p>7. Database &amp; UI Design</text:p>
          </table:table-cell>
          <table:covered-table-cell table:number-columns-repeated="5"/>
          <table:table-cell table:number-columns-repeated="1018"/>
        </table:table-row>
        <table:table-row table:style-name="ro9">
          <table:table-cell table:style-name="ce131"/>
          <table:table-cell table:number-columns-repeated="1023"/>
        </table:table-row>
        <table:table-row table:style-name="ro4">
          <table:table-cell table:style-name="ce132" office:value-type="string" calcext:value-type="string" table:number-columns-spanned="6" table:number-rows-spanned="1">
            <text:p>*To be planned before sprint start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133"/>
          <table:table-cell table:number-columns-repeated="1023"/>
        </table:table-row>
        <table:table-row table:style-name="ro4">
          <table:table-cell table:style-name="ce134" office:value-type="string" calcext:value-type="string">
            <text:p>Sprint &lt;#&gt;</text:p>
          </table:table-cell>
          <table:table-cell table:number-columns-repeated="1023"/>
        </table:table-row>
        <table:table-row table:style-name="ro4">
          <table:table-cell table:style-name="ce134" office:value-type="string" calcext:value-type="string">
            <text:p>Version No.</text:p>
          </table:table-cell>
          <table:table-cell table:number-columns-repeated="1023"/>
        </table:table-row>
        <table:table-row table:style-name="ro5">
          <table:table-cell table:style-name="ce135" office:value-type="string" calcext:value-type="string" table:number-columns-spanned="5" table:number-rows-spanned="1">
            <text:p>Sprint Dates: &lt;Month&gt; &lt;DD&gt; - &lt;Month&gt; &lt;DD&gt;, &lt;YYYY&gt;</text:p>
          </table:table-cell>
          <table:covered-table-cell table:number-columns-repeated="4"/>
          <table:table-cell table:number-columns-repeated="1019"/>
        </table:table-row>
        <table:table-row table:style-name="ro8">
          <table:table-cell table:style-name="ce134"/>
          <table:table-cell table:number-columns-repeated="1023"/>
        </table:table-row>
        <table:table-row table:style-name="ro4">
          <table:table-cell table:style-name="ce136" office:value-type="string" calcext:value-type="string" table:number-columns-spanned="5" table:number-rows-spanned="1">
            <text:p>&lt;Include Database design and User interface design &gt;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137"/>
          <table:table-cell table:number-columns-repeated="1023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8" table:style-name="ta7">
        <table:table-column table:style-name="co7" table:number-columns-repeated="1024" table:default-cell-style-name="Default"/>
        <table:table-row table:style-name="ro9">
          <table:table-cell table:style-name="ce78"/>
          <table:table-cell table:style-name="ce114" table:number-columns-repeated="5"/>
          <table:table-cell table:style-name="ce143"/>
          <table:table-cell table:style-name="ce70" table:number-columns-repeated="19"/>
          <table:table-cell table:number-columns-repeated="998"/>
        </table:table-row>
        <table:table-row table:style-name="ro9">
          <table:table-cell table:style-name="ce78"/>
          <table:table-cell table:style-name="ce139" office:value-type="string" calcext:value-type="string" table:number-columns-spanned="6" table:number-rows-spanned="1">
            <text:p>8. Testing and Validation</text:p>
          </table:table-cell>
          <table:covered-table-cell table:number-columns-repeated="5" table:style-name="ce60"/>
          <table:table-cell table:style-name="ce70" table:number-columns-repeated="19"/>
          <table:table-cell table:number-columns-repeated="998"/>
        </table:table-row>
        <table:table-row table:style-name="ro4">
          <table:table-cell table:style-name="ce78"/>
          <table:table-cell table:style-name="ce114" table:number-columns-repeated="5"/>
          <table:table-cell table:style-name="ce143"/>
          <table:table-cell table:style-name="ce70" table:number-columns-repeated="19"/>
          <table:table-cell table:number-columns-repeated="998"/>
        </table:table-row>
        <table:table-row table:style-name="ro4">
          <table:table-cell table:style-name="ce78"/>
          <table:table-cell table:style-name="ce91" office:value-type="string" calcext:value-type="string">
            <text:p>Version: 1.0</text:p>
          </table:table-cell>
          <table:table-cell table:style-name="ce114"/>
          <table:table-cell table:style-name="ce91" office:value-type="string" calcext:value-type="string">
            <text:p>Sprint#: 1</text:p>
          </table:table-cell>
          <table:table-cell table:style-name="ce114" table:number-columns-repeated="2"/>
          <table:table-cell table:style-name="ce143"/>
          <table:table-cell table:style-name="ce70" table:number-columns-repeated="19"/>
          <table:table-cell table:number-columns-repeated="998"/>
        </table:table-row>
        <table:table-row table:style-name="ro4">
          <table:table-cell table:style-name="ce78"/>
          <table:table-cell table:style-name="ce115" table:number-columns-repeated="5"/>
          <table:table-cell table:style-name="ce144"/>
          <table:table-cell table:style-name="ce70" table:number-columns-repeated="19"/>
          <table:table-cell table:number-columns-repeated="998"/>
        </table:table-row>
        <table:table-row table:style-name="ro4">
          <table:table-cell table:style-name="ce138"/>
          <table:table-cell table:style-name="ce140" office:value-type="string" calcext:value-type="string">
            <text:p>Test #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Action</text:p>
          </table:table-cell>
          <table:table-cell table:style-name="ce140" office:value-type="string" calcext:value-type="string">
            <text:p>Expected Results</text:p>
          </table:table-cell>
          <table:table-cell table:style-name="ce140" office:value-type="string" calcext:value-type="string">
            <text:p>Actual Results</text:p>
          </table:table-cell>
          <table:table-cell table:style-name="ce145" office:value-type="string" calcext:value-type="string">
            <text:p>Pass? &lt;Yes/No&gt;</text:p>
          </table:table-cell>
          <table:table-cell table:style-name="ce70" table:number-columns-repeated="19"/>
          <table:table-cell table:number-columns-repeated="998"/>
        </table:table-row>
        <table:table-row table:style-name="ro5">
          <table:table-cell table:style-name="ce138"/>
          <table:table-cell table:style-name="ce123" office:value-type="float" office:value="1" calcext:value-type="float">
            <text:p>1</text:p>
          </table:table-cell>
          <table:table-cell table:style-name="ce142" office:value-type="date" office:date-value="2016-03-06" calcext:value-type="date">
            <text:p>6-Mar</text:p>
          </table:table-cell>
          <table:table-cell table:style-name="ce76" office:value-type="string" calcext:value-type="string">
            <text:p>Logging in</text:p>
          </table:table-cell>
          <table:table-cell table:style-name="ce76" office:value-type="string" calcext:value-type="string">
            <text:p>Should get to home screen</text:p>
          </table:table-cell>
          <table:table-cell table:style-name="ce76" office:value-type="string" calcext:value-type="string">
            <text:p>User directed to different page</text:p>
          </table:table-cell>
          <table:table-cell table:style-name="ce76" office:value-type="string" calcext:value-type="string">
            <text:p>Yes</text:p>
          </table:table-cell>
          <table:table-cell table:style-name="ce70" table:number-columns-repeated="19"/>
          <table:table-cell table:number-columns-repeated="998"/>
        </table:table-row>
        <table:table-row table:style-name="ro8">
          <table:table-cell table:style-name="ce138"/>
          <table:table-cell table:style-name="ce123" office:value-type="float" office:value="2" calcext:value-type="float">
            <text:p>2</text:p>
          </table:table-cell>
          <table:table-cell table:style-name="ce142" office:value-type="date" office:date-value="2016-03-12" calcext:value-type="date">
            <text:p>12-Mar</text:p>
          </table:table-cell>
          <table:table-cell table:style-name="ce76" office:value-type="string" calcext:value-type="string">
            <text:p>Signing up for webinar</text:p>
          </table:table-cell>
          <table:table-cell table:style-name="ce76" office:value-type="string" calcext:value-type="string">
            <text:p>Get confirmation email</text:p>
          </table:table-cell>
          <table:table-cell table:style-name="ce76" office:value-type="string" calcext:value-type="string">
            <text:p>Confirmation email received</text:p>
          </table:table-cell>
          <table:table-cell table:style-name="ce76" office:value-type="string" calcext:value-type="string">
            <text:p>No</text:p>
          </table:table-cell>
          <table:table-cell table:style-name="ce70" table:number-columns-repeated="19"/>
          <table:table-cell table:number-columns-repeated="998"/>
        </table:table-row>
        <table:table-row table:style-name="ro5">
          <table:table-cell table:style-name="ce138"/>
          <table:table-cell table:style-name="ce123" office:value-type="float" office:value="3" calcext:value-type="float">
            <text:p>3</text:p>
          </table:table-cell>
          <table:table-cell table:style-name="ce142" office:value-type="date" office:date-value="2016-03-20" calcext:value-type="date">
            <text:p>20-Mar</text:p>
          </table:table-cell>
          <table:table-cell table:style-name="ce76" office:value-type="string" calcext:value-type="string">
            <text:p>Click magnifying glass</text:p>
          </table:table-cell>
          <table:table-cell table:style-name="ce76" office:value-type="string" calcext:value-type="string">
            <text:p>Whole page gets bigger</text:p>
          </table:table-cell>
          <table:table-cell table:style-name="ce76" office:value-type="string" calcext:value-type="string">
            <text:p>Text changes sizes</text:p>
          </table:table-cell>
          <table:table-cell table:style-name="ce76" office:value-type="string" calcext:value-type="string">
            <text:p>Yes</text:p>
          </table:table-cell>
          <table:table-cell table:style-name="ce70" table:number-columns-repeated="19"/>
          <table:table-cell table:number-columns-repeated="998"/>
        </table:table-row>
        <table:table-row table:style-name="ro5">
          <table:table-cell table:style-name="ce138"/>
          <table:table-cell table:style-name="ce123" office:value-type="float" office:value="4" calcext:value-type="float">
            <text:p>4</text:p>
          </table:table-cell>
          <table:table-cell table:style-name="ce142" office:value-type="date" office:date-value="2016-04-01" calcext:value-type="date">
            <text:p>1-Apr</text:p>
          </table:table-cell>
          <table:table-cell table:style-name="ce76" office:value-type="string" calcext:value-type="string">
            <text:p>Click blog post hero image</text:p>
          </table:table-cell>
          <table:table-cell table:number-columns-repeated="2" table:style-name="ce76" office:value-type="string" calcext:value-type="string">
            <text:p>Go to blog post</text:p>
          </table:table-cell>
          <table:table-cell table:style-name="ce146"/>
          <table:table-cell table:style-name="ce70" table:number-columns-repeated="19"/>
          <table:table-cell table:number-columns-repeated="998"/>
        </table:table-row>
        <table:table-row table:style-name="ro4" table:number-rows-repeated="11">
          <table:table-cell table:style-name="ce138"/>
          <table:table-cell table:style-name="ce141" table:number-columns-repeated="5"/>
          <table:table-cell table:style-name="ce146"/>
          <table:table-cell table:style-name="ce70" table:number-columns-repeated="19"/>
          <table:table-cell table:number-columns-repeated="998"/>
        </table:table-row>
        <table:table-row table:style-name="ro4">
          <table:table-cell table:style-name="ce78"/>
          <table:table-cell table:style-name="ce114" table:number-columns-repeated="5"/>
          <table:table-cell table:style-name="ce143"/>
          <table:table-cell table:style-name="ce70" table:number-columns-repeated="19"/>
          <table:table-cell table:number-columns-repeated="998"/>
        </table:table-row>
        <table:table-row table:style-name="ro4">
          <table:table-cell table:style-name="ce70" table:number-columns-repeated="26"/>
          <table:table-cell table:number-columns-repeated="998"/>
        </table:table-row>
        <table:table-row table:style-name="ro4">
          <table:table-cell table:style-name="ce70" table:number-columns-repeated="6"/>
          <table:table-cell table:style-name="ce78" office:value-type="string" calcext:value-type="string">
            <text:p>Approval by Scrum Master</text:p>
          </table:table-cell>
          <table:table-cell table:style-name="ce70" table:number-columns-repeated="19"/>
          <table:table-cell table:number-columns-repeated="998"/>
        </table:table-row>
        <table:table-row table:style-name="ro4" table:number-rows-repeated="976">
          <table:table-cell table:style-name="ce70" table:number-columns-repeated="2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Times New Roman'" svg:font-family="''Times New Roman''"/>
    <style:font-face style:name="Calibri" svg:font-family="Calibri"/>
    <style:font-face style:name="Cambria" svg:font-family="Cambria"/>
    <style:font-face style:name="Times New Roman" svg:font-family="'Times New Roman'"/>
    <style:font-face style:name="Times new roman" svg:font-family="'Times new roman'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</number:date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loext:text> </loext:text>
      <loext:fill-character> </loext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loext:fill-character> </loext:fill-character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6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99pt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 style:data-style-name="N2" text:time-value="09:49:13.844743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ge_5f_2" style:display-name="PageStyle_Pag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5f_3" style:display-name="PageStyle_Page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ge_5f_4" style:display-name="PageStyle_Page_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ge_5f_5" style:display-name="PageStyle_Page_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ge_5f_6" style:display-name="PageStyle_Page_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ge_5f_7" style:display-name="PageStyle_Page_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ge_5f_8" style:display-name="PageStyle_Page_8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1$Linux_X86_64 LibreOffice_project/00$Build-1</meta:generator>
    <dc:date>2018-09-07T09:49:32.530472673</dc:date>
    <meta:editing-duration>PT1H18M49S</meta:editing-duration>
    <meta:editing-cycles>33</meta:editing-cycles>
    <meta:document-statistic meta:table-count="7" meta:cell-count="425" meta:object-count="0"/>
  </office:meta>
</office:document-meta>
</file>